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2000001AE7951E28E02698A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3cm" svg:height="9.101cm" svg:x="0.703cm" svg:y="0.255cm">
          <draw:image xlink:href="Pictures/1000020100000342000001AE7951E28E02698A1D.png" xlink:type="simple" xlink:show="embed" xlink:actuate="onLoad">
            <text:p/>
          </draw:image>
        </draw:frame>
        <draw:frame draw:style-name="gr2" draw:text-style-name="P3" draw:layer="layout" svg:width="3.753cm" svg:height="0.683cm" svg:x="6.3cm" svg:y="9.1cm">
          <draw:text-box>
            <text:p text:style-name="P2"><text:span text:style-name="T1">Mean coverage (x)</text:span></text:p>
          </draw:text-box>
        </draw:frame>
        <draw:frame draw:style-name="gr2" draw:text-style-name="P3" draw:layer="layout" svg:width="3.774cm" svg:height="0.683cm" draw:transform="rotate (1.5707963267949) translate (0.047cm 6.729cm)">
          <draw:text-box>
            <text:p text:style-name="P2"><text:span text:style-name="T1">No. het. genotyp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3:32:43.731711776</meta:creation-date>
    <dc:date>2020-12-08T13:37:31.690640335</dc:date>
    <meta:editing-duration>PT4M48S</meta:editing-duration>
    <meta:editing-cycles>2</meta:editing-cycles>
    <meta:generator>LibreOffice/6.0.7.3$Linux_X86_64 LibreOffice_project/00m0$Build-3</meta:generator>
    <meta:document-statistic meta:object-count="3"/>
  </office:meta>
</office:document-meta>
</file>